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-0.8118in" fo:text-indent="0in" style:auto-text-indent="false" style:page-number="auto" fo:background-color="transparent"/>
      <style:text-properties officeooo:rsid="001b6b1d" officeooo:paragraph-rsid="001b6b1d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  <style:text-properties fo:font-size="12pt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e0c2cd"/>
      <style:paragraph-properties fo:text-align="center" style:writing-mode="lr-tb"/>
      <style:text-properties fo:font-weight="bold" style:font-weight-asian="bold" style:font-weight-complex="bol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902in" fo:min-width="0.2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b2b2b2" draw:textarea-horizontal-align="justify" draw:textarea-vertical-align="middle" draw:auto-grow-height="false" fo:min-height="0.7071in" fo:min-width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e0c2cd" draw:textarea-horizontal-align="justify" draw:textarea-vertical-align="middle" draw:auto-grow-height="false" fo:min-height="2in" fo:min-width="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2" draw:style-name="gr4" draw:text-style-name="P5" svg:width="2.0004in" svg:height="2.0004in" svg:x="-0.1in" svg:y="2.3902in"><text:p/><draw:enhanced-geometry svg:viewBox="0 0 21600 21600" draw:type="rectangle" draw:enhanced-path="M 0 0 L 21600 0 21600 21600 0 21600 0 0 Z N"/></draw:custom-shape><draw:custom-shape text:anchor-type="paragraph" draw:z-index="2" draw:name="Shape3_0" draw:style-name="gr3" draw:text-style-name="P4" svg:width="1.0004in" svg:height="1.0004in" svg:x="0.9in" svg:y="3.3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_1" draw:style-name="gr3" draw:text-style-name="P4" svg:width="1.0004in" svg:height="1.0004in" svg:x="-0.1in" svg:y="3.3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4" draw:style-name="gr2" draw:text-style-name="P3" svg:width="0.4098in" svg:height="0.4098in" svg:x="0.7in" svg:y="3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_2" draw:style-name="gr3" draw:text-style-name="P4" svg:width="1.0004in" svg:height="1.0004in" svg:x="0.9in" svg:y="2.3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5" draw:style-name="gr1" draw:text-style-name="P2" svg:x1="0.4508in" svg:y1="2.8902in" svg:x2="-0.1in" svg:y2="2.9004in"><text:p/></draw:line><draw:custom-shape text:anchor-type="paragraph" draw:z-index="1" draw:name="Shape3" draw:style-name="gr3" draw:text-style-name="P4" svg:width="1.0004in" svg:height="1.0004in" svg:x="-0.1in" svg:y="2.3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4:55:36.427785576</meta:creation-date>
    <dc:date>2022-02-25T02:12:17.234868289</dc:date>
    <meta:editing-duration>PT1H7M3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